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027e4d"/>
    </style:style>
    <style:style style:name="P2" style:family="paragraph" style:parent-style-name="Text_20_body" style:list-style-name="L1"/>
    <style:style style:name="P3" style:family="paragraph" style:parent-style-name="Heading_20_2">
      <style:paragraph-properties fo:margin-top="0cm" fo:margin-bottom="0.247cm" style:contextual-spacing="false" fo:line-height="115%"/>
    </style:style>
    <style:style style:name="P4" style:family="paragraph" style:parent-style-name="Heading_20_3">
      <style:paragraph-properties fo:margin-top="0cm" fo:margin-bottom="0.247cm" style:contextual-spacing="false" fo:line-height="115%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Preformatted_20_Text">
      <style:paragraph-properties fo:margin-top="0cm" fo:margin-bottom="0.247cm" style:contextual-spacing="false" fo:line-height="115%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>
      <style:text-properties officeooo:paragraph-rsid="00027e4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7e4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limentation Electrique <text:s/>RPI</text:p>
      <text:p text:style-name="Text_20_body"><text:span text:style-name="T1">Voici les caractéristiques d'alimentation selon l'usage :</text:span><text:line-break/><text:line-break/>## 🔌 **Alimentation Secteur (Recommandée pour serveurs)**<text:line-break/><text:line-break/>### **Raspberry Pi 3/4 en serveur + ESP32 :**<text:line-break/>- **Secteur :** 5V ⎓ 4A (pour marge de sécurité)<text:line-break/>- **Connecteur :** <text:line-break/> <text:s/>- RPi 3 : Micro-USB de qualité<text:line-break/> <text:s/>- RPi 4 : USB-C officiel<text:line-break/><text:line-break/>**Pourquoi 4A ?** <text:line-break/>- RPi seul : ~1.2-1.5A sous charge<text:line-break/>- ESP32 : ~0.5A (pic à 1.2A lors du flash)<text:line-break/>- Périphériques USB : ~0.5-1A<text:line-break/>- **Marge de sécurité :** +1A<text:line-break/><text:line-break/>## 🔋 **Alimentation Batterie**<text:line-break/><text:line-break/>### **Options batterie selon l'autonomie :**<text:line-break/><text:line-break/>#### **1. Powerbank Qualité (Recommandé)**<text:line-break/>- **Capacité :** 20 000 mAh minimum<text:line-break/>- **Courant :** 5V ⎓ 3A **en continu** (vérifier la fiche technique !)<text:line-break/>- **Sortie :** Port USB-A "QC" ou USB-C PD<text:line-break/><text:line-break/>#### **2. Batterie LiPo + Régulateur**<text:line-break/>```<text:line-break/>Batterie : 3.7V LiPo 10 000 mAh<text:line-break/>Régulateur : 5V ⎓ 3A (comme LM2596)<text:line-break/>Sortie : 5V stable<text:line-break/>```<text:line-break/><text:line-break/>#### **3. Pack 18650 + BMS**<text:line-break/>- **Configuration :** 3S (11.1V) ou 4S (14.8V)<text:line-break/>- **Régulateur :** Buck converter 5V ⎓ 4A<text:line-break/>- **BMS :** Avec protection charge/décharge<text:line-break/><text:line-break/>## ⚡ **Solutions Hybrides (Secteur + Batterie)**<text:line-break/><text:line-break/>### **Option A : UPS HAT**<text:line-break/>- **Exemples :** Geekworm X735, PiJuice<text:line-break/>- **Avantage :** Bascule automatique secteur/batterie<text:line-break/><text:soft-page-break/>- **Prix :** €€€<text:line-break/><text:line-break/>### **Option B : Powerbank avec passthrough**<text:line-break/>- **Fonction :** Charge et alimente simultanément<text:line-break/>- **Exemple :** Anker PowerCore Fusion 5000<text:line-break/>- **Limite :** Courant souvent insuffisant<text:line-break/><text:line-break/>## 🛠️ **Configuration pour Serveur + ESP32**<text:line-break/><text:line-break/>### **Pour RPi 4 (recommandé pour serveur) :**<text:line-break/>```bash<text:line-break/># Optimiser la consommation<text:line-break/>sudo nano /boot/config.txt<text:line-break/><text:line-break/># Ajouter :<text:line-break/>dtparam=audio=off<text:line-break/>dtparam= camera=off<text:line-break/>disable_overscan=1<text:line-break/>```<text:line-break/><text:line-break/>### **Alimentation externe pour ESP32 :**<text:line-break/>- **Solution :** Alimenter l'ESP32 séparément<text:line-break/>- **Avantage :** Réduit la charge sur le RPi<text:line-break/>- **Câblage :** Garder GND commun<text:line-break/><text:line-break/>## 📊 **Tableau Récapitulatif**<text:line-break/><text:line-break/>| Usage | Secteur | Batterie | Autonomie estimée |<text:line-break/>|-------|---------|----------|-------------------|<text:line-break/>| RPi3 + ESP32 | 5V/3A | 20 000 mAh | 6-8 heures |<text:line-break/>| RPi4 + ESP32 | 5V/4A | 26 800 mAh | 4-6 heures |<text:line-break/>| Serveur 24/7 | 5V/4A + UPS | Powerbank auto-recharge | Continue |<text:line-break/><text:line-break/>## 🔧 **Conseils d'Optimisation**<text:line-break/><text:line-break/>### **Réduire la consommation :**<text:line-break/>```bash<text:line-break/># Désactiver les périphériques inutiles<text:line-break/>sudo raspi-config<text:line-break/># → Interface Options → Désactiver Camera, SPI, I2C si inutilisés<text:line-break/><text:line-break/># Réduire la fréquence CPU quand possible<text:line-break/>echo "conservative" | sudo tee /sys/devices/system/cpu/cpu0/cpufreq/scaling_governor<text:line-break/>```<text:line-break/><text:line-break/>### **Monitoring :**<text:line-break/><text:soft-page-break/>```bash<text:line-break/># Surveiller la consommation<text:line-break/>vcgencmd get_throttled<text:line-break/>vcgencmd measure_volts<text:line-break/>vcgencmd measure_temp<text:line-break/>```<text:line-break/><text:line-break/>**Pour un serveur fiable, je recommande une alimentation secteur 5V/4A avec une UPS HAT pour les coupures de courant.**</text:p>
      <text:h text:style-name="P1" text:outline-level="1"><text:span text:style-name="T2">Secteur : <text:line-break/></text:span><text:span text:style-name="Strong_20_Emphasis">Pour Raspberry Pi Zero/Zero 2 W :</text:span></text:h>
      <text:list text:style-name="L1">
        <text:list-item>
          <text:p text:style-name="P2"><text:span text:style-name="Strong_20_Emphasis">Tension :</text:span> 5V</text:p>
        </text:list-item>
        <text:list-item>
          <text:p text:style-name="P2"><text:span text:style-name="Strong_20_Emphasis">Intensité :</text:span> 2.5A minimum</text:p>
        </text:list-item>
      </text:list>
      <text:h text:style-name="P3" text:outline-level="2">🛒 <text:span text:style-name="Strong_20_Emphasis">Quoi acheter :</text:span></text:h>
      <text:h text:style-name="P4" text:outline-level="3"><text:span text:style-name="Strong_20_Emphasis">RECOMMANDÉ :</text:span></text:h>
      <text:list text:style-name="L2">
        <text:list-item>
          <text:p text:style-name="P5"><text:span text:style-name="Strong_20_Emphasis">Alimentation officielle Raspberry Pi</text:span> (la plus fiable)</text:p>
        </text:list-item>
        <text:list-item>
          <text:p text:style-name="P5"><text:span text:style-name="Strong_20_Emphasis">Marques reconnues :</text:span></text:p>
          <text:list>
            <text:list-item>
              <text:p text:style-name="P5">Official Raspberry Pi PSU</text:p>
            </text:list-item>
            <text:list-item>
              <text:p text:style-name="P5">CanaKit</text:p>
            </text:list-item>
            <text:list-item>
              <text:p text:style-name="P5">Vilros</text:p>
            </text:list-item>
            <text:list-item>
              <text:p text:style-name="P5">Argonne</text:p>
            </text:list-item>
          </text:list>
        </text:list-item>
      </text:list>
      <text:h text:style-name="P4" text:outline-level="3"><text:span text:style-name="Strong_20_Emphasis">À ÉVITER :</text:span></text:h>
      <text:list text:style-name="L3">
        <text:list-item>
          <text:p text:style-name="P6">❌ Chargeurs de téléphone</text:p>
        </text:list-item>
        <text:list-item>
          <text:p text:style-name="P6">❌ Prises USB de PC/portable</text:p>
        </text:list-item>
        <text:list-item>
          <text:p text:style-name="P6">❌ Alimentations génériques "no name"</text:p>
        </text:list-item>
        <text:list-item>
          <text:p text:style-name="P6">❌ Câbles USB trop longs (&gt;1m)</text:p>
        </text:list-item>
      </text:list>
      <text:h text:style-name="P3" text:outline-level="2">🔍 <text:span text:style-name="Strong_20_Emphasis">Comment vérifier une bonne alimentation :</text:span></text:h>
      <text:h text:style-name="P4" text:outline-level="3"><text:span text:style-name="Strong_20_Emphasis">Sur l'étiquette, cherchez :</text:span></text:h>
      <text:p text:style-name="Text_20_body">text</text:p>
      <text:p text:style-name="P7">INPUT: 100-240V ~ 50/60Hz</text:p>
      <text:p text:style-name="P7">OUTPUT: 5V ⎓ 3A (ou 3000mA)</text:p>
      <text:h text:style-name="P4" text:outline-level="3"><text:span text:style-name="Strong_20_Emphasis">Après installation :</text:span></text:h>
      <text:p text:style-name="Text_20_body">bash</text:p>
      <text:p text:style-name="P7"><text:soft-page-break/># Vérifier que l'undervoltage a disparu</text:p>
      <text:p text:style-name="P7">vcgencmd get_throttled</text:p>
      <text:p text:style-name="P7"/>
      <text:p text:style-name="P7"># Doit afficher "throttled=0x0"</text:p>
      <text:h text:style-name="P3" text:outline-level="2">💡 <text:span text:style-name="Strong_20_Emphasis">Conseils supplémentaires :</text:span></text:h>
      <text:h text:style-name="P4" text:outline-level="3"><text:span text:style-name="Strong_20_Emphasis">Pour l'ESP32 + RPi :</text:span></text:h>
      <text:list text:style-name="L4">
        <text:list-item>
          <text:p text:style-name="P8">Prenez <text:span text:style-name="Strong_20_Emphasis">3.5A-4A</text:span> si vous branchez d'autres périphériques</text:p>
        </text:list-item>
        <text:list-item>
          <text:p text:style-name="P8">Utilisez un <text:span text:style-name="Strong_20_Emphasis">câble de qualité</text:span> et <text:span text:style-name="Strong_20_Emphasis">court</text:span> (max 1m)</text:p>
        </text:list-item>
      </text:list>
      <text:h text:style-name="P4" text:outline-level="3"><text:span text:style-name="Strong_20_Emphasis">Signes d'une bonne alimentation :</text:span></text:h>
      <text:list text:style-name="L5">
        <text:list-item>
          <text:p text:style-name="P9"><text:span text:style-name="Source_20_Text">throttled=0x0</text:span> toujours</text:p>
        </text:list-item>
        <text:list-item>
          <text:p text:style-name="P9">Pas de message "Undervoltage detected"</text:p>
        </text:list-item>
        <text:list-item>
          <text:p text:style-name="P9">L'ESP32 apparaît dans <text:span text:style-name="Source_20_Text">lsusb</text:span></text:p>
        </text:list-item>
        <text:list-item>
          <text:p text:style-name="P9">Pas de redémarrages intempestifs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3T09:20:23.884547900</meta:creation-date>
    <dc:date>2025-11-13T09:29:28.027370800</dc:date>
    <meta:editing-duration>PT9M4S</meta:editing-duration>
    <meta:editing-cycles>1</meta:editing-cycles>
    <meta:document-statistic meta:table-count="0" meta:image-count="0" meta:object-count="0" meta:page-count="4" meta:paragraph-count="37" meta:word-count="594" meta:character-count="3620" meta:non-whitespace-character-count="3055"/>
    <meta:generator>LibreOffice/25.8.2.2$Windows_X86_64 LibreOffice_project/d401f2107ccab8f924a8e2df40f573aab7605b6f</meta:generator>
  </office:meta>
</office:document-meta>
</file>